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24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23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21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20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19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17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16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13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12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11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10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9-09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9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8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8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7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6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6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5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5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4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4-02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3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2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1-09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2001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99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98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97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96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94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92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91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90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89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88-10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88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86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85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8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84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84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83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83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82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77765</text:p>
          </table:table-cell>
          <table:table-cell office:value-type="string" calcext:value-type="string">
            <text:p>1979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